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e szukaj, znajduj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>Elasticsearch nie tylko dla Wielkodanowców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mochwała</text:p>
              </text:list-item>
              <text:list-item>
                <text:p>Skąd pochodzę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: motywacja</text:p>
              </text:list-item>
              <text:list-item>
                <text:p>Pierwsze uruchomienie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yw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ne</text:p>
                <text:list>
                  <text:list-item>
                    <text:p>Gdzie są</text:p>
                  </text:list-item>
                  <text:list-item>
                    <text:p>Kto ich szuka</text:p>
                  </text:list-item>
                  <text:list-item>
                    <text:p>Dane a informacje</text:p>
                  </text:list-item>
                </text:list>
              </text:list-item>
              <text:list-item>
                <text:p>Co gdy mamy tylko dane</text:p>
                <text:list>
                  <text:list-item>
                    <text:p>Support team jest męczony</text:p>
                  </text:list-item>
                  <text:list-item>
                    <text:p>Leczymy skutki</text:p>
                  </text:list-item>
                  <text:list-item>
                    <text:p>Zakopani w gąszczu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e sukces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acja i uruchomienie</text:p>
                <text:list>
                  <text:list-item>
                    <text:p>Docker </text:p>
                  </text:list-item>
                  <text:list-item>
                    <text:p>REST is easy</text:p>
                  </text:list-item>
                </text:list>
              </text:list-item>
              <text:list-item>
                <text:p>Reakcje sa nagrodą</text:p>
                <text:list>
                  <text:list-item>
                    <text:p>Namierzenie botów</text:p>
                  </text:list-item>
                  <text:list-item>
                    <text:p>Błędy po wdrożeniu</text:p>
                  </text:list-item>
                  <text:list-item>
                    <text:p>Automatyczne alerty – zdążyć przed ticket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żdy moż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sz linucha?</text:p>
              </text:list-item>
              <text:list-item>
                <text:p>Masz jakieś logi?</text:p>
              </text:list-item>
              <text:list-item>
                <text:p>Umiesz pisać konfiguracje?</text:p>
              </text:list-item>
              <text:list-item>
                <text:p>Wizualizacja to klucz</text:p>
              </text:list-item>
              <text:list-item>
                <text:p>Informatyka – nauka o informacj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: motywacja</text:p>
              </text:list-item>
              <text:list-item>
                <text:p><text:span text:style-name="T1">Pierwsze uruchomienie</text:span>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c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 premises – hostuj sobie sam</text:p>
                <text:list>
                  <text:list-item>
                    <text:p>Instalki (Winda i linuch)</text:p>
                  </text:list-item>
                  <text:list-item>
                    <text:p>Dockerowy obrazek</text:p>
                  </text:list-item>
                </text:list>
              </text:list-item>
              <text:list-item>
                <text:p>Hostingi</text:p>
                <text:list>
                  <text:list-item>
                    <text:p>AWS</text:p>
                  </text:list-item>
                  <text:list-item>
                    <text:p>Bonsai.io</text:p>
                  </text:list-item>
                  <text:list-item>
                    <text:p>Inne też to mają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0.502cm" svg:height="0.962cm" svg:x="5.334cm" svg:y="7.36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erwsze uruchomie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l: pokazać że skomplikowany silnik wyszukiwania da się to łatwo uruchomić na każdym komputerze z internetem. I jak sprawdzić że rzeczywiście to zrobiliśmy.</text:p>
              </text:list-item>
              <text:list-item>
                <text:p>Livedemo</text:p>
              </text:list-item>
              <text:list-item>
                <text:p>Linux + demon dockera</text:p>
              </text:list-item>
              <text:list-item>
                <text:p>9200</text:p>
              </text:list-item>
              <text:list-item>
                <text:p>Health</text:p>
              </text:list-item>
              <text:list-item>
                <text:p>Any REST</text:p>
                <text:list>
                  <text:list-item>
                    <text:p>Postman</text:p>
                  </text:list-item>
                  <text:list-item>
                    <text:p>Kibana dev too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1">Troszkę teorii</text:span>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każ kotku co masz w środ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asticsearch to </text:p>
                <text:list>
                  <text:list-item>
                    <text:p>Search engine</text:p>
                  </text:list-item>
                  <text:list-item>
                    <text:p>Biblioteka Lucene</text:p>
                    <text:list>
                      <text:list-item>
                        <text:p>SOLR</text:p>
                      </text:list-item>
                    </text:list>
                  </text:list-item>
                  <text:list-item>
                    <text:p>RESTowe narzędzie</text:p>
                  </text:list-item>
                </text:list>
              </text:list-item>
              <text:list-item>
                <text:p>Pojęcia</text:p>
                <text:list>
                  <text:list-item>
                    <text:p>index</text:p>
                  </text:list-item>
                  <text:list-item>
                    <text:p>type</text:p>
                  </text:list-item>
                  <text:list-item>
                    <text:p>document</text:p>
                  </text:list-item>
                  <text:list-item>
                    <text:p>shar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tawowe operac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l: Zindeksujemy dokument i zobaczymy co automatycznie stworzył nam silnik ES.</text:p>
              </text:list-item>
              <text:list-item>
                <text:p>Operacje:</text:p>
                <text:list>
                  <text:list-item>
                    <text:p>Tworzę indeks</text:p>
                  </text:list-item>
                  <text:list-item>
                    <text:p>Wrzucam dokument</text:p>
                  </text:list-item>
                  <text:list-item>
                    <text:p>Indeks ma mapowanie</text:p>
                    <text:list>
                      <text:list-item>
                        <text:p>Auto</text:p>
                      </text:list-item>
                    </text:list>
                  </text:list-item>
                  <text:list-item>
                    <text:p>Szukam i znajduję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 to .. bogactwo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T</text:p>
              </text:list-item>
              <text:list-item>
                <text:p>Language-specific</text:p>
                <text:list>
                  <text:list-item>
                    <text:p>Java</text:p>
                  </text:list-item>
                  <text:list-item>
                    <text:p>Spring</text:p>
                  </text:list-item>
                  <text:list-item>
                    <text:p>Python</text:p>
                    <text:list>
                      <text:list-item>
                        <text:p>kodzi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6:31:12.047171910</meta:creation-date>
    <dc:date>2017-10-29T12:36:39.222365476</dc:date>
    <meta:editing-duration>PT36M28S</meta:editing-duration>
    <meta:editing-cycles>16</meta:editing-cycles>
    <meta:generator>LibreOffice/5.1.6.2$Linux_X86_64 LibreOffice_project/10m0$Build-2</meta:generator>
    <meta:document-statistic meta:object-count="78"/>
  </office:meta>
</office:document-meta>
</file>